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890ad" officeooo:paragraph-rsid="000890a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0890ad" officeooo:paragraph-rsid="000890a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QUESTIONS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22:10:13.118369004</meta:creation-date>
    <dc:date>2022-01-21T22:14:49.893861797</dc:date>
    <meta:editing-duration>PT4M37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2"/>
    <meta:generator>LibreOffice/6.4.7.2$Linux_X86_64 LibreOffice_project/40$Build-2</meta:generator>
  </office:meta>
</office:document-meta>
</file>